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lbany AMT" svg:font-family="'Albany AMT'" style:font-pitch="variable"/>
    <style:font-face style:name="Thorndale AMT" svg:font-family="'Thorndale AMT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1398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2791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418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5583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698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8374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9772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.1165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.2563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lCommander System Virtualization Protocol</text:p>
      <text:p text:style-name="P1"/>
      <text:p text:style-name="P2">TCP Port = 5299</text:p>
      <text:p text:style-name="P2"/>
      <text:p text:style-name="P3">LOGIN TO HOST</text:p>
      <text:p text:style-name="P4"/>
      <text:p text:style-name="P4">LH &lt;username&gt; &lt;password&gt;!</text:p>
      <text:p text:style-name="P4"/>
      <text:p text:style-name="P4">&lt;username&gt; = User Name to login as</text:p>
      <text:p text:style-name="P4">&lt;password&gt; = User Password</text:p>
      <text:p text:style-name="P4"/>
      <text:p text:style-name="P5">RETURNS</text:p>
      <text:p text:style-name="P4">LH &lt;username&gt; &lt;password&gt; &lt;state&gt;!</text:p>
      <text:p text:style-name="P4"/>
      <text:p text:style-name="P4">&lt;state&gt; = + if success</text:p>
      <text:p text:style-name="P4"><text:s text:c="16"/>- if fail</text:p>
      <text:p text:style-name="P4"/>
      <text:p text:style-name="P3"/>
      <text:p text:style-name="P3">REQUEST SHOW LIST</text:p>
      <text:p text:style-name="P4"/>
      <text:p text:style-name="P4">SL!</text:p>
      <text:p text:style-name="P4"/>
      <text:p text:style-name="P5">RETURNS</text:p>
      <text:p text:style-name="P4">SL &lt;location&gt; &lt;active&gt; &lt;showname&gt;!</text:p>
      <text:p text:style-name="P4">[...]</text:p>
      <text:p text:style-name="P4">SL!</text:p>
      <text:p text:style-name="P4"/>
      <text:p text:style-name="P4">&lt;hostname&gt; = Studio Location of show</text:p>
      <text:p text:style-name="P4">&lt;active&gt; = 1 = Show is active, 0 = inactive</text:p>
      <text:p text:style-name="P4">&lt;showname&gt; = Name of show</text:p>
      <text:p text:style-name="P4"/>
      <text:p text:style-name="P4"/>
      <text:p text:style-name="P4"/>
      <text:p text:style-name="P3">LOGIN TO SHOW</text:p>
      <text:p text:style-name="P4"/>
      <text:p text:style-name="P4">LS &lt;location&gt; &lt;password&gt; &lt;showname&gt;!</text:p>
      <text:p text:style-name="P4"/>
      <text:p text:style-name="P4">&lt;showname&gt; = Name of show</text:p>
      <text:p text:style-name="P4">&lt;location&gt; = Studio Location of show</text:p>
      <text:p text:style-name="P4">&lt;password&gt; = Show password</text:p>
      <text:p text:style-name="P4"/>
      <text:p text:style-name="P5">RETURNS</text:p>
      <text:p text:style-name="P4"/>
      <text:p text:style-name="P4">LS &lt;location&gt; &lt;password&gt; &lt;showname&gt; &lt;state&gt;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REQUEST CONSOLE LIST</text:p>
      <text:p text:style-name="P4"/>
      <text:p text:style-name="P4">CL!</text:p>
      <text:p text:style-name="P4"/>
      <text:p text:style-name="P5">RETURNS</text:p>
      <text:p text:style-name="P4"/>
      <text:p text:style-name="P4">CL &lt;console&gt; &lt;mode&gt; &lt;isfree&gt; &lt;consolename&gt;!</text:p>
      <text:p text:style-name="P4">[...]</text:p>
      <text:p text:style-name="P4">CL!</text:p>
      <text:p text:style-name="P4"/>
      <text:p text:style-name="P4">&lt;console&gt; = Number of console</text:p>
      <text:p text:style-name="P4">&lt;mode&gt; = Current mode, 0 = Producer, 1 = Talent</text:p>
      <text:p text:style-name="P4">&lt;isfree&gt; = 0 = No, 1 = Yes</text:p>
      <text:p text:style-name="P4">&lt;consolename&gt; = Name of console</text:p>
      <text:p text:style-name="P4"/>
      <text:p text:style-name="P4"/>
      <text:p text:style-name="P4"/>
      <text:p text:style-name="P3">CONNECT TO CONSOLE</text:p>
      <text:p text:style-name="P4"/>
      <text:p text:style-name="P4">LC &lt;console&gt; &lt;consolename&gt;!</text:p>
      <text:p text:style-name="P4"/>
      <text:p text:style-name="P4">&lt;console&gt; = Number of console</text:p>
      <text:p text:style-name="P4">&lt;consolename&gt; = Name of console</text:p>
      <text:p text:style-name="P4"/>
      <text:p text:style-name="P5">RETURNS</text:p>
      <text:p text:style-name="P4"/>
      <text:p text:style-name="P4">LC &lt;console&gt; &lt;mode&gt; &lt;state&gt;!</text:p>
      <text:p text:style-name="P4"/>
      <text:p text:style-name="P4">&lt;state&gt; = + if success</text:p>
      <text:list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if fai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p text:style-name="P3">REQUEST LINE STATE</text:p>
      <text:p text:style-name="P4"/>
      <text:p text:style-name="P4">SS!</text:p>
      <text:p text:style-name="P4"/>
      <text:p text:style-name="P5">RETURNS</text:p>
      <text:p text:style-name="P4"/>
      <text:p text:style-name="P4">SS &lt;line&gt; &lt;lstate&gt; &lt;bank&gt; &lt;console&gt;!</text:p>
      <text:p text:style-name="P4">[...]</text:p>
      <text:p text:style-name="P4"/>
      <text:p text:style-name="P4">&lt;line&gt; = Line number, starting with 0</text:p>
      <text:p text:style-name="P4">&lt;lstate&gt; = State of line. <text:s/>0 = Inactive, 1 = Idle, 2 = In use elsewhere, 3 = On handset, 4 = On speaker,</text:p>
      <text:p text:style-name="P4"><text:s text:c="17"/>5 = On hold, 6 = On screened hold, 7 = On air, 8 = Ringing, 9 = Locked on air, 10 = Busied,</text:p>
      <text:p text:style-name="P4"><text:s text:c="17"/>11 = Next</text:p>
      <text:p text:style-name="P4">&lt;bank&gt; = Current bank, or 255 if undefined</text:p>
      <text:p text:style-name="P4">&lt;console&gt; = Number of console, or 255 if undefined</text:p>
      <text:p text:style-name="P4"/>
      <text:p text:style-name="P4"/>
      <text:p text:style-name="P3">SELECT LINE</text:p>
      <text:p text:style-name="P4"/>
      <text:p text:style-name="P4">LA &lt;line&gt; &lt;bank&gt; &lt;console&gt;!</text:p>
      <text:p text:style-name="P4"/>
      <text:p text:style-name="P5">RETURNS</text:p>
      <text:p text:style-name="P4"/>
      <text:p text:style-name="P4">SS &lt;line&gt; &lt;lstate&gt; &lt;bank&gt; &lt;console&gt;!</text:p>
      <text:p text:style-name="P4"/>
      <text:p text:style-name="P4"/>
      <text:p text:style-name="P4"/>
      <text:p text:style-name="P3">HOLD</text:p>
      <text:p text:style-name="P4"/>
      <text:p text:style-name="P4">HD &lt;bank&gt; &lt;console&gt;!</text:p>
      <text:p text:style-name="P4"/>
      <text:p text:style-name="P5">RETURNS</text:p>
      <text:p text:style-name="P4"/>
      <text:p text:style-name="P4">SS &lt;line&gt; &lt;lstate&gt; &lt;bank&gt; &lt;console&gt;!</text:p>
      <text:p text:style-name="P4">[...]</text:p>
      <text:p text:style-name="P4"/>
      <text:p text:style-name="P4"/>
      <text:p text:style-name="P3">DROP</text:p>
      <text:p text:style-name="P4"/>
      <text:p text:style-name="P4">DP &lt;bank&gt; &lt;console&gt;!</text:p>
      <text:p text:style-name="P4"/>
      <text:p text:style-name="P5">RETURNS</text:p>
      <text:p text:style-name="P4"/>
      <text:p text:style-name="P4">SS &lt;line&gt; &lt;lstate&gt; &lt;bank&gt; &lt;console&gt;!</text:p>
      <text:p text:style-name="P4">[...]</text:p>
      <text:p text:style-name="P4"/>
      <text:p text:style-name="P5"/>
      <text:p text:style-name="P3">REQUEST BUSY ALL STATE</text:p>
      <text:p text:style-name="P4">BS!</text:p>
      <text:p text:style-name="P4"/>
      <text:p text:style-name="P5">RETURNS</text:p>
      <text:p text:style-name="P4"/>
      <text:p text:style-name="P4">BA +|-!</text:p>
      <text:p text:style-name="P4"/>
      <text:p text:style-name="P4"/>
      <text:p text:style-name="P4"/>
      <text:p text:style-name="P3">BUSY ALL</text:p>
      <text:p text:style-name="P4"/>
      <text:p text:style-name="P4">BA!</text:p>
      <text:p text:style-name="P4"/>
      <text:p text:style-name="P5">RETURNS</text:p>
      <text:p text:style-name="P4"/>
      <text:p text:style-name="P4">BA +|-!</text:p>
      <text:p text:style-name="P4"/>
      <text:p text:style-name="P4"/>
      <text:p text:style-name="P4"/>
      <text:p text:style-name="P3"/>
      <text:p text:style-name="P3">REQUEST DELAY DUMP STATE</text:p>
      <text:p text:style-name="P4">DS!</text:p>
      <text:p text:style-name="P4"/>
      <text:p text:style-name="P5">RETURNS</text:p>
      <text:p text:style-name="P4"/>
      <text:p text:style-name="P4">DD +|-!</text:p>
      <text:p text:style-name="P4"/>
      <text:p text:style-name="P4"/>
      <text:p text:style-name="P4"/>
      <text:p text:style-name="P3">DELAY DUMP</text:p>
      <text:p text:style-name="P4"/>
      <text:p text:style-name="P4">DD &lt;state&gt;!</text:p>
      <text:p text:style-name="P4"/>
      <text:p text:style-name="P5">RETURNS</text:p>
      <text:p text:style-name="P4"/>
      <text:p text:style-name="P4">DD +|-!</text:p>
      <text:p text:style-name="P4"/>
      <text:p text:style-name="P4"/>
      <text:p text:style-name="P4"/>
      <text:p text:style-name="P3">REQUEST RECORD STATE</text:p>
      <text:p text:style-name="P4">RS!</text:p>
      <text:p text:style-name="P4"/>
      <text:p text:style-name="P5">RETURNS</text:p>
      <text:p text:style-name="P4"/>
      <text:p text:style-name="P4">RD +|-!</text:p>
      <text:p text:style-name="P4"/>
      <text:p text:style-name="P4"/>
      <text:p text:style-name="P4"/>
      <text:p text:style-name="P3">TOGGLE RECORD</text:p>
      <text:p text:style-name="P4"/>
      <text:p text:style-name="P4">RD!</text:p>
      <text:p text:style-name="P4"/>
      <text:p text:style-name="P5">RETURNS</text:p>
      <text:p text:style-name="P4"/>
      <text:p text:style-name="P4">RD +|-!</text:p>
      <text:p text:style-name="P4"/>
      <text:p text:style-name="P4"/>
      <text:p text:style-name="P4"/>
      <text:p text:style-name="P3">TAKE NEXT</text:p>
      <text:p text:style-name="P4"/>
      <text:p text:style-name="P4">NX &lt;bank&gt;!</text:p>
      <text:p text:style-name="P4"/>
      <text:p text:style-name="P5">RETURNS</text:p>
      <text:p text:style-name="P4"/>
      <text:p text:style-name="P4">SS &lt;line&gt; &lt;lstate&gt; &lt;bank&gt; &lt;console&gt;!</text:p>
      <text:p text:style-name="P4">[...]</text:p>
      <text:p text:style-name="P4"/>
      <text:p text:style-name="P4"/>
      <text:p text:style-name="P4"/>
      <text:p text:style-name="P4"/>
      <text:p text:style-name="P3">SEND DTMF</text:p>
      <text:p text:style-name="P4"/>
      <text:p text:style-name="P4">TO &lt;char&gt;!</text:p>
      <text:p text:style-name="P4"/>
      <text:p text:style-name="P4">&lt;char&gt; = Digit to send, in ASCII</text:p>
      <text:p text:style-name="P5"/>
      <text:p text:style-name="P5"/>
      <text:p text:style-name="P5"/>
      <text:p text:style-name="P3">FLASH HOOK</text:p>
      <text:p text:style-name="P4"/>
      <text:p text:style-name="P4">FS!</text:p>
      <text:p text:style-name="P4"/>
      <text:p text:style-name="P4"/>
      <text:p text:style-name="P4"/>
      <text:p text:style-name="P3">SET SCREEN MODE</text:p>
      <text:p text:style-name="P4"/>
      <text:p text:style-name="P4">SM &lt;state&gt;!</text:p>
      <text:p text:style-name="P4"/>
      <text:p text:style-name="P5">RETURNS</text:p>
      <text:p text:style-name="P5"/>
      <text:p text:style-name="P4">SM &lt;state&gt;!</text:p>
      <text:p text:style-name="P4"/>
      <text:p text:style-name="P4"/>
      <text:p text:style-name="P4"/>
      <text:p text:style-name="P3">SET MUTE MODE</text:p>
      <text:p text:style-name="P4"/>
      <text:p text:style-name="P4">MM &lt;state&gt;!</text:p>
      <text:p text:style-name="P4"/>
      <text:p text:style-name="P5">RETURNS</text:p>
      <text:p text:style-name="P5"/>
      <text:p text:style-name="P4">MM &lt;state&gt;!</text:p>
      <text:p text:style-name="P4"/>
      <text:p text:style-name="P4"/>
      <text:p text:style-name="P4"/>
      <text:p text:style-name="P3">SET CONFERENCE MODE</text:p>
      <text:p text:style-name="P4"/>
      <text:p text:style-name="P4">CM &lt;state&gt;!</text:p>
      <text:p text:style-name="P4"/>
      <text:p text:style-name="P5">RETURNS</text:p>
      <text:p text:style-name="P5"/>
      <text:p text:style-name="P4">CM &lt;state&gt;!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>SET VIP MODE</text:p>
      <text:p text:style-name="P4"/>
      <text:p text:style-name="P4">VM &lt;state&gt;!</text:p>
      <text:p text:style-name="P4"/>
      <text:p text:style-name="P5">RETURNS</text:p>
      <text:p text:style-name="P5"/>
      <text:p text:style-name="P4">VM &lt;state&gt;!</text:p>
      <text:p text:style-name="P4"/>
      <text:p text:style-name="P4"/>
      <text:p text:style-name="P4"/>
      <text:p text:style-name="P3">SEND STRING</text:p>
      <text:p text:style-name="P4"/>
      <text:p text:style-name="P4">TX &lt;line&gt; &lt;element&gt; &lt;string&gt;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lbany AMT" svg:font-family="'Albany AMT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" style:font-size-asian="12pt" style:language-asian="none" style:country-asian="none" style:font-name-complex="Albany AMT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5-10T07:32:38</meta:creation-date>
    <dc:date>2006-05-30T09:23:16</dc:date>
    <dc:language>en-US</dc:language>
    <meta:editing-cycles>22</meta:editing-cycles>
    <meta:editing-duration>P1DT5H1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21" meta:word-count="336" meta:character-count="2201"/>
  </office:meta>
</office:document-meta>
</file>